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officeooo:rsid="001e72a8" officeooo:paragraph-rsid="001e72a8" style:font-size-asian="10pt" style:font-size-complex="10pt"/>
    </style:style>
    <style:style style:name="P2" style:family="paragraph" style:parent-style-name="Standard">
      <style:text-properties style:font-name="FreeMono" fo:font-size="10pt" officeooo:rsid="001e72a8" officeooo:paragraph-rsid="001fe32b" style:font-size-asian="10pt" style:font-size-complex="10pt"/>
    </style:style>
    <style:style style:name="P3" style:family="paragraph" style:parent-style-name="Standard">
      <style:text-properties style:font-name="FreeMono" fo:font-size="10pt" officeooo:rsid="001e72a8" officeooo:paragraph-rsid="001e72a8" fo:background-color="#ffff99" style:font-size-asian="10pt" style:font-size-complex="10pt"/>
    </style:style>
    <style:style style:name="P4" style:family="paragraph" style:parent-style-name="Standard">
      <style:text-properties style:font-name="FreeMono" fo:font-size="10pt" officeooo:rsid="001e72a8" officeooo:paragraph-rsid="001fe32b" fo:background-color="#ffff99" style:font-size-asian="10pt" style:font-size-complex="10pt"/>
    </style:style>
    <style:style style:name="P5" style:family="paragraph" style:parent-style-name="Standard">
      <style:text-properties style:font-name="FreeMono" fo:font-size="10pt" officeooo:rsid="001e72a8" officeooo:paragraph-rsid="0021252e" fo:background-color="#ffff99" style:font-size-asian="10pt" style:font-size-complex="10pt"/>
    </style:style>
    <style:style style:name="P6" style:family="paragraph" style:parent-style-name="Standard">
      <style:text-properties style:font-name="FreeMono" fo:font-size="10pt" officeooo:rsid="001e72a8" officeooo:paragraph-rsid="00306097" fo:background-color="#ffff99" style:font-size-asian="10pt" style:font-size-complex="10pt"/>
    </style:style>
    <style:style style:name="P7" style:family="paragraph" style:parent-style-name="Standard">
      <style:text-properties style:font-name="FreeMono" fo:font-size="10pt" officeooo:rsid="00332976" officeooo:paragraph-rsid="00332976" fo:background-color="#ffff99" style:font-size-asian="10pt" style:font-size-complex="10pt"/>
    </style:style>
    <style:style style:name="P8" style:family="paragraph" style:parent-style-name="Standard">
      <style:text-properties style:font-name="FreeMono" fo:font-size="10pt" officeooo:rsid="002843a7" officeooo:paragraph-rsid="002843a7" fo:background-color="#ffff99" style:font-size-asian="10pt" style:font-size-complex="10pt"/>
    </style:style>
    <style:style style:name="P9" style:family="paragraph" style:parent-style-name="Standard">
      <style:text-properties style:font-name="FreeMono" fo:font-size="10pt" officeooo:rsid="0021339a" officeooo:paragraph-rsid="0021339a" fo:background-color="#ffccff" style:font-size-asian="10pt" style:font-size-complex="10pt"/>
    </style:style>
    <style:style style:name="P10" style:family="paragraph" style:parent-style-name="Standard">
      <style:text-properties style:font-name="FreeMono" fo:font-size="10pt" officeooo:rsid="0021339a" officeooo:paragraph-rsid="0021765d" fo:background-color="#ffccff" style:font-size-asian="10pt" style:font-size-complex="10pt"/>
    </style:style>
    <style:style style:name="P11" style:family="paragraph" style:parent-style-name="Standard">
      <style:text-properties style:font-name="FreeMono" fo:font-size="10pt" officeooo:rsid="0021339a" officeooo:paragraph-rsid="00298686" fo:background-color="#ffccff" style:font-size-asian="10pt" style:font-size-complex="10pt"/>
    </style:style>
    <style:style style:name="P12" style:family="paragraph" style:parent-style-name="Standard">
      <style:text-properties style:font-name="FreeMono" fo:font-size="10pt" officeooo:rsid="0021339a" officeooo:paragraph-rsid="0034f1f3" fo:background-color="#ffccff" style:font-size-asian="10pt" style:font-size-complex="10pt"/>
    </style:style>
    <style:style style:name="P13" style:family="paragraph" style:parent-style-name="Standard">
      <style:text-properties style:font-name="FreeMono" fo:font-size="10pt" officeooo:rsid="0021339a" officeooo:paragraph-rsid="0036a92d" fo:background-color="#ffccff" style:font-size-asian="10pt" style:font-size-complex="10pt"/>
    </style:style>
    <style:style style:name="P14" style:family="paragraph" style:parent-style-name="Standard">
      <style:text-properties style:font-name="FreeMono" fo:font-size="10pt" officeooo:rsid="001e72a8" officeooo:paragraph-rsid="002843a7" fo:background-color="#99ff66" style:font-size-asian="10pt" style:font-size-complex="10pt"/>
    </style:style>
    <style:style style:name="P15" style:family="paragraph" style:parent-style-name="Standard">
      <style:text-properties style:font-name="FreeMono" fo:font-size="10pt" officeooo:rsid="002843a7" officeooo:paragraph-rsid="002843a7" fo:background-color="#99ff66" style:font-size-asian="10pt" style:font-size-complex="10pt"/>
    </style:style>
    <style:style style:name="P16" style:family="paragraph" style:parent-style-name="Standard">
      <style:text-properties style:font-name="FreeMono" fo:font-size="10pt" fo:font-weight="bold" officeooo:rsid="002843a7" officeooo:paragraph-rsid="002843a7" fo:background-color="#99ff66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FreeMono" fo:font-size="10pt" fo:font-weight="bold" officeooo:rsid="002843a7" officeooo:paragraph-rsid="00297b32" fo:background-color="#99ff66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FreeMono" fo:font-size="10pt" officeooo:rsid="002c35fc" officeooo:paragraph-rsid="002c35fc" fo:background-color="#ff9999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252e" style:font-weight-asian="bold" style:font-weight-complex="bold"/>
    </style:style>
    <style:style style:name="T3" style:family="text">
      <style:text-properties fo:font-weight="bold" officeooo:rsid="001fe32b" style:font-weight-asian="bold" style:font-weight-complex="bold"/>
    </style:style>
    <style:style style:name="T4" style:family="text">
      <style:text-properties fo:font-weight="bold" officeooo:rsid="00298686" style:font-weight-asian="bold" style:font-weight-complex="bold"/>
    </style:style>
    <style:style style:name="T5" style:family="text">
      <style:text-properties fo:font-weight="bold" officeooo:rsid="00306097" style:font-weight-asian="bold" style:font-weight-complex="bold"/>
    </style:style>
    <style:style style:name="T6" style:family="text">
      <style:text-properties fo:font-weight="bold" officeooo:rsid="0034f1f3" style:font-weight-asian="bold" style:font-weight-complex="bold"/>
    </style:style>
    <style:style style:name="T7" style:family="text">
      <style:text-properties fo:font-weight="bold" officeooo:rsid="003dacbe" style:font-weight-asian="bold" style:font-weight-complex="bold"/>
    </style:style>
    <style:style style:name="T8" style:family="text">
      <style:text-properties fo:font-weight="bold" officeooo:rsid="001fe32b" fo:background-color="#ffffff" loext:char-shading-value="0" style:font-weight-asian="bold" style:font-weight-complex="bold"/>
    </style:style>
    <style:style style:name="T9" style:family="text">
      <style:text-properties fo:font-weight="bold" officeooo:rsid="001fe32b" fo:background-color="#ffff00" loext:char-shading-value="0" style:font-weight-asian="bold" style:font-weight-complex="bold"/>
    </style:style>
    <style:style style:name="T10" style:family="text">
      <style:text-properties fo:font-weight="bold" officeooo:rsid="00298686" fo:background-color="#ffff00" loext:char-shading-value="0" style:font-weight-asian="bold" style:font-weight-complex="bold"/>
    </style:style>
    <style:style style:name="T11" style:family="text">
      <style:text-properties officeooo:rsid="001fe32b"/>
    </style:style>
    <style:style style:name="T12" style:family="text">
      <style:text-properties fo:color="#000080" fo:font-weight="bold" officeooo:rsid="001fe32b" style:font-weight-asian="bold" style:font-weight-complex="bold"/>
    </style:style>
    <style:style style:name="T13" style:family="text">
      <style:text-properties officeooo:rsid="002843a7"/>
    </style:style>
    <style:style style:name="T14" style:family="text">
      <style:text-properties officeooo:rsid="003c49e1"/>
    </style:style>
    <style:style style:name="T15" style:family="text">
      <style:text-properties officeooo:rsid="003dac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694_718724516"/><text:bookmark-start text:name="__DdeLink__702_718724516"/><text:bookmark-start text:name="__DdeLink__681_718724516"/>&lt;?xml version="1.0" encoding="UTF-8"?&gt;</text:p>
      <text:p text:style-name="P1">&lt;epcis:EPCISDocument</text:p>
      <text:p text:style-name="P1"><text:s text:c="2"/>xmlns:tl="http://epcis.tracelink.com/ns"</text:p>
      <text:p text:style-name="P1"><text:s text:c="2"/>xmlns:sbdh="http://www.unece.org/cefact/namespaces/StandardBusinessDocumentHeader"</text:p>
      <text:p text:style-name="P1"><text:s text:c="2"/>xmlns:cbvmda="urn:epcglobal:cbv:mda"</text:p>
      <text:p text:style-name="P1"><text:s text:c="2"/>xmlns:epcis="urn:epcglobal:epcis:xsd:1"</text:p>
      <text:p text:style-name="P1"><text:s text:c="2"/>schemaVersion="1.2"</text:p>
      <text:p text:style-name="P1"><text:s text:c="2"/>creationDate="2018-01-11T16:42:54"&gt;</text:p>
      <text:p text:style-name="P1"><text:s text:c="2"/>&lt;EPCISHeader&gt;</text:p>
      <text:p text:style-name="P1"><text:s text:c="4"/>&lt;sbdh:StandardBusinessDocumentHeader&gt;</text:p>
      <text:p text:style-name="P1"><text:s text:c="6"/>&lt;sbdh:HeaderVersion&gt;1.0&lt;/sbdh:HeaderVersion&gt;</text:p>
      <text:p text:style-name="P1"><text:s text:c="6"/>&lt;sbdh:Sender&gt;</text:p>
      <text:p text:style-name="P1"><text:s text:c="8"/>&lt;sbdh:Identifier Authority="GLN"&gt;81100001014507&lt;/sbdh:Identifier&gt;</text:p>
      <text:p text:style-name="P1"><text:s text:c="6"/>&lt;/sbdh:Sender&gt;</text:p>
      <text:p text:style-name="P1"><text:s text:c="6"/>&lt;sbdh:Receiver&gt;</text:p>
      <text:p text:style-name="P1"><text:s text:c="8"/>&lt;sbdh:Identifier Authority="GLN"&gt;0369499000008&lt;/sbdh:Identifier&gt;</text:p>
      <text:p text:style-name="P1"><text:s text:c="6"/>&lt;/sbdh:Receiver&gt;</text:p>
      <text:p text:style-name="P1"><text:s text:c="6"/>&lt;sbdh:DocumentIdentification&gt;</text:p>
      <text:p text:style-name="P1"><text:s text:c="8"/>&lt;sbdh:Standard&gt;EPCglobal&lt;/sbdh:Standard&gt;</text:p>
      <text:p text:style-name="P1"><text:s text:c="8"/>&lt;sbdh:TypeVersion&gt;1.0&lt;/sbdh:TypeVersion&gt;</text:p>
      <text:p text:style-name="P1"><text:s text:c="8"/>&lt;sbdh:InstanceIdentifier&gt;03185_*tl&lt;/sbdh:InstanceIdentifier&gt;</text:p>
      <text:p text:style-name="P1"><text:s text:c="8"/>&lt;sbdh:Type&gt;Events&lt;/sbdh:Type&gt;</text:p>
      <text:p text:style-name="P1"><text:s text:c="8"/>&lt;sbdh:CreationDateAndTime&gt;2018-01-11T16:42:54&lt;/sbdh:CreationDateAndTime&gt;</text:p>
      <text:p text:style-name="P1"><text:s text:c="6"/>&lt;/sbdh:DocumentIdentification&gt;</text:p>
      <text:p text:style-name="P1"><text:s text:c="4"/>&lt;/sbdh:StandardBusinessDocumentHeader&gt;</text:p>
      <text:p text:style-name="P1"><text:s text:c="4"/>&lt;extension&gt;</text:p>
      <text:p text:style-name="P1"><text:s text:c="6"/>&lt;EPCISMasterData&gt;</text:p>
      <text:p text:style-name="P1"><text:s text:c="8"/>&lt;VocabularyList&gt;</text:p>
      <text:p text:style-name="P1"><text:s text:c="10"/>&lt;Vocabulary type="urn:epcglobal:epcis:vtype:Location"&gt;</text:p>
      <text:p text:style-name="P1"><text:s text:c="12"/>&lt;VocabularyElementList&gt;</text:p>
      <text:p text:style-name="P1"><text:s text:c="14"/>&lt;VocabularyElement id="urn:epc:id:sgln:0764973.00000.0"&gt;</text:p>
      <text:p text:style-name="P1"><text:s text:c="16"/>&lt;attribute id="http://epcis.tracelink.com/mda/additionalIdentifier"&gt;0764973000008&lt;/attribute&gt;</text:p>
      <text:p text:style-name="P1"><text:s text:c="16"/>&lt;attribute id="http://epcis.tracelink.com/mda/additionalIdentifierType"&gt;GLN&lt;/attribute&gt;</text:p>
      <text:p text:style-name="P1"><text:s text:c="16"/>&lt;attribute id="http://epcis.tracelink.com/mda/additionalIdentifier"&gt;MIKARTINC&lt;/attribute&gt;</text:p>
      <text:p text:style-name="P1"><text:s text:c="16"/>&lt;attribute id="http://epcis.tracelink.com/mda/additionalIdentifierType"&gt;COMPANYID&lt;/attribute&gt;</text:p>
      <text:p text:style-name="P1"><text:s text:c="16"/>&lt;attribute id="http://epcis.tracelink.com/mda/additionalIdentifier"&gt;030034847&lt;/attribute&gt;</text:p>
      <text:p text:style-name="P1"><text:s text:c="16"/>&lt;attribute id="http://epcis.tracelink.com/mda/additionalIdentifierType"&gt;DUNS&lt;/attribute&gt;</text:p>
      <text:p text:style-name="P1"><text:s text:c="16"/>&lt;attribute id="urn:epcglobal:cbv:mda#name"&gt;Mikart, Inc.&lt;/attribute&gt;</text:p>
      <text:p text:style-name="P1"><text:s text:c="16"/>&lt;attribute id="urn:epcglobal:cbv:mda#streetAddressOne"&gt;1750 Chattahoochee Avenue&lt;/attribute&gt;</text:p>
      <text:p text:style-name="P1"><text:s text:c="16"/>&lt;attribute id="urn:epcglobal:cbv:mda#city"&gt;Atlanta&lt;/attribute&gt;</text:p>
      <text:p text:style-name="P1"><text:s text:c="16"/>&lt;attribute id="urn:epcglobal:cbv:mda#state"&gt;GA&lt;/attribute&gt;</text:p>
      <text:p text:style-name="P1"><text:s text:c="16"/>&lt;attribute id="urn:epcglobal:cbv:mda#postalCode"&gt;30318&lt;/attribute&gt;</text:p>
      <text:p text:style-name="P1"><text:s text:c="16"/>&lt;attribute id="urn:epcglobal:cbv:mda#countryCode"&gt;US&lt;/attribute&gt;</text:p>
      <text:p text:style-name="P1"><text:s text:c="14"/>&lt;/VocabularyElement&gt;</text:p>
      <text:p text:style-name="P1"><text:s text:c="14"/>&lt;VocabularyElement id="urn:epc:id:sgln:0764973.00000.1"&gt;</text:p>
      <text:p text:style-name="P1"><text:s text:c="16"/>&lt;attribute id="http://epcis.tracelink.com/mda/additionalIdentifier"&gt;MIKART&lt;/attribute&gt;</text:p>
      <text:p text:style-name="P1"><text:s text:c="16"/>&lt;attribute id="http://epcis.tracelink.com/mda/additionalIdentifierType"&gt;COMPANYSITEID&lt;/attribute&gt;</text:p>
      <text:p text:style-name="P1"><text:s text:c="16"/>&lt;attribute id="http://epcis.tracelink.com/mda/additionalIdentifier"&gt;RM0197497&lt;/attribute&gt;</text:p>
      <text:p text:style-name="P1"><text:soft-page-break/><text:s text:c="16"/>&lt;attribute id="http://epcis.tracelink.com/mda/additionalIdentifierType"&gt;DEA&lt;/attribute&gt;</text:p>
      <text:p text:style-name="P1"><text:s text:c="16"/>&lt;attribute id="urn:epcglobal:cbv:mda#name"&gt;Mikart&lt;/attribute&gt;</text:p>
      <text:p text:style-name="P1"><text:s text:c="16"/>&lt;attribute id="urn:epcglobal:cbv:mda#streetAddressOne"&gt;1750 Chattahoochee Avenue&lt;/attribute&gt;</text:p>
      <text:p text:style-name="P1"><text:s text:c="16"/>&lt;attribute id="urn:epcglobal:cbv:mda#city"&gt;Atlanta&lt;/attribute&gt;</text:p>
      <text:p text:style-name="P1"><text:s text:c="16"/>&lt;attribute id="urn:epcglobal:cbv:mda#state"&gt;GA&lt;/attribute&gt;</text:p>
      <text:p text:style-name="P1"><text:s text:c="16"/>&lt;attribute id="urn:epcglobal:cbv:mda#postalCode"&gt;30318&lt;/attribute&gt;</text:p>
      <text:p text:style-name="P1"><text:s text:c="16"/>&lt;attribute id="urn:epcglobal:cbv:mda#countryCode"&gt;US&lt;/attribute&gt;</text:p>
      <text:p text:style-name="P1"><text:s text:c="14"/>&lt;/VocabularyElement&gt;</text:p>
      <text:p text:style-name="P1"><text:s text:c="14"/>&lt;VocabularyElement id="urn:epc:id:gln:0369499000008"&gt;</text:p>
      <text:p text:style-name="P1"><text:s text:c="16"/>&lt;attribute id="http://epcis.tracelink.com/mda/additionalIdentifier"&gt;079640556&lt;/attribute&gt;</text:p>
      <text:p text:style-name="P1"><text:s text:c="16"/>&lt;attribute id="http://epcis.tracelink.com/mda/additionalIdentifierType"&gt;DUNS&lt;/attribute&gt;</text:p>
      <text:p text:style-name="P1"><text:s text:c="16"/>&lt;attribute id="http://epcis.tracelink.com/mda/businessClassification"&gt;MANUFACTURER&lt;/attribute&gt;</text:p>
      <text:p text:style-name="P1"><text:s text:c="16"/>&lt;attribute id="urn:epcglobal:cbv:mda#name"&gt;Solubiomix&lt;/attribute&gt;</text:p>
      <text:p text:style-name="P1"><text:s text:c="16"/>&lt;attribute id="urn:epcglobal:cbv:mda#streetAddressOne"&gt;1519 West Highway 22&lt;/attribute&gt;</text:p>
      <text:p text:style-name="P1"><text:s text:c="16"/>&lt;attribute id="urn:epcglobal:cbv:mda#city"&gt;Madisonville&lt;/attribute&gt;</text:p>
      <text:p text:style-name="P1"><text:s text:c="16"/>&lt;attribute id="urn:epcglobal:cbv:mda#state"&gt;LA&lt;/attribute&gt;</text:p>
      <text:p text:style-name="P1"><text:s text:c="16"/>&lt;attribute id="urn:epcglobal:cbv:mda#postalCode"&gt;70447&lt;/attribute&gt;</text:p>
      <text:p text:style-name="P1"><text:s text:c="16"/>&lt;attribute id="urn:epcglobal:cbv:mda#countryCode"&gt;US&lt;/attribute&gt;</text:p>
      <text:p text:style-name="P1"><text:s text:c="14"/>&lt;/VocabularyElement&gt;</text:p>
      <text:p text:style-name="P1"><text:s text:c="14"/>&lt;VocabularyElement id="urn:epc:id:sgln:0369499.00000.1"&gt;</text:p>
      <text:p text:style-name="P1"><text:s text:c="16"/>&lt;attribute id="urn:epcglobal:cbv:mda#name"&gt;Solubiomix&lt;/attribute&gt;</text:p>
      <text:p text:style-name="P1"><text:s text:c="16"/>&lt;attribute id="urn:epcglobal:cbv:mda#streetAddressOne"&gt;1519 West Highway 22&lt;/attribute&gt;</text:p>
      <text:p text:style-name="P1"><text:s text:c="16"/>&lt;attribute id="urn:epcglobal:cbv:mda#city"&gt;Madisonville&lt;/attribute&gt;</text:p>
      <text:p text:style-name="P1"><text:s text:c="16"/>&lt;attribute id="urn:epcglobal:cbv:mda#state"&gt;LA&lt;/attribute&gt;</text:p>
      <text:p text:style-name="P1"><text:s text:c="16"/>&lt;attribute id="urn:epcglobal:cbv:mda#postalCode"&gt;70447&lt;/attribute&gt;</text:p>
      <text:p text:style-name="P1"><text:s text:c="16"/>&lt;attribute id="urn:epcglobal:cbv:mda#countryCode"&gt;US&lt;/attribute&gt;</text:p>
      <text:p text:style-name="P1"><text:s text:c="14"/>&lt;/VocabularyElement&gt;</text:p>
      <text:p text:style-name="P1"><text:s text:c="12"/>&lt;/VocabularyElementList&gt;</text:p>
      <text:p text:style-name="P1"><text:s text:c="10"/>&lt;/Vocabulary&gt;</text:p>
      <text:p text:style-name="P1"><text:s text:c="8"/>&lt;/VocabularyList&gt;</text:p>
      <text:p text:style-name="P1"><text:s text:c="6"/>&lt;/EPCISMasterData&gt;</text:p>
      <text:p text:style-name="P1"><text:s text:c="4"/>&lt;/extension&gt;</text:p>
      <text:p text:style-name="P1"><text:s text:c="2"/>&lt;/EPCISHeader&gt;</text:p>
      <text:p text:style-name="P1"><text:s text:c="2"/>&lt;EPCISBody&gt;</text:p>
      <text:p text:style-name="P1"><text:s text:c="4"/>&lt;EventList&gt;</text:p>
      <text:p text:style-name="P2"><text:s text:c="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&lt;ObjectEvent&gt;</text:p>
      <text:p text:style-name="P3"><text:s text:c="8"/>&lt;eventTime&gt;2018-01-<text:span text:style-name="T14">01</text:span>T23:01:45.050Z&lt;/eventTime&gt;</text:p>
      <text:p text:style-name="P3"><text:s text:c="8"/>&lt;eventTimeZoneOffset&gt;+00:00&lt;/eventTimeZoneOffset&gt;</text:p>
      <text:p text:style-name="P3"><text:s text:c="8"/>&lt;epcList&gt;</text:p>
      <text:p text:style-name="P4"><text:s text:c="10"/>&lt;epc&gt;<text:bookmark-start text:name="__DdeLink__4_1109489223"/><text:bookmark-start text:name="__DdeLink__960_1448182553"/><text:span text:style-name="T3">urn:epc:id:sscc:0346672.0000000010</text:span><text:bookmark-end text:name="__DdeLink__4_1109489223"/><text:bookmark-end text:name="__DdeLink__960_1448182553"/>&lt;/epc&gt;</text:p>
      <text:p text:style-name="P3"><text:s text:c="8"/>&lt;/epcList&gt;</text:p>
      <text:p text:style-name="P3"><text:s text:c="8"/>&lt;action&gt;ADD&lt;/action&gt;</text:p>
      <text:p text:style-name="P3"><text:s text:c="8"/>&lt;bizStep&gt;urn:epcglobal:cbv:bizstep:<text:span text:style-name="T1">commissioning</text:span>&lt;/bizStep&gt;</text:p>
      <text:p text:style-name="P3"><text:s text:c="8"/>&lt;disposition&gt;urn:epcglobal:cbv:disp:active&lt;/disposition&gt;</text:p>
      <text:p text:style-name="P3"><text:s text:c="8"/>&lt;readPoint&gt;</text:p>
      <text:p text:style-name="P3"><text:s text:c="10"/>&lt;id&gt;urn:epc:id:sgln:0764973.00000.1&lt;/id&gt;</text:p>
      <text:p text:style-name="P3"><text:s text:c="8"/>&lt;/readPoint&gt;</text:p>
      <text:p text:style-name="P3"><text:s text:c="8"/>&lt;bizLocation&gt;</text:p>
      <text:p text:style-name="P3"><text:s text:c="10"/>&lt;id&gt;urn:epc:id:sgln:0764973.00000.1&lt;/id&gt;</text:p>
      <text:p text:style-name="P3"><text:s text:c="8"/>&lt;/bizLocation&gt;</text:p>
      <text:p text:style-name="P3"><text:s text:c="8"/>&lt;extension&gt;</text:p>
      <text:p text:style-name="P3"><text:s text:c="10"/>&lt;ilmd&gt;</text:p>
      <text:p text:style-name="P3"><text:s text:c="12"/>&lt;cbvmda:lotNumber&gt;<text:span text:style-name="T11">LOT_CON_1</text:span>&lt;/cbvmda:lotNumber&gt;</text:p>
      <text:p text:style-name="P3"><text:s text:c="12"/>&lt;cbvmda:itemExpirationDate&gt;2018-01-31&lt;/cbvmda:itemExpirationDate&gt;</text:p>
      <text:p text:style-name="P3"><text:s text:c="12"/>&lt;tl:commissionEventExtensions&gt;</text:p>
      <text:p text:style-name="P3"><text:s text:c="14"/>&lt;tl:packagingLevel&gt;EA&lt;/tl:packagingLevel&gt;</text:p>
      <text:p text:style-name="P3"><text:s text:c="14"/>&lt;tl:epcAttributes epc="urn:epc:id:sgtin:0369499.033060.100000000004"&gt;</text:p>
      <text:p text:style-name="P3"><text:s text:c="16"/>&lt;tl:barcodeContent&gt;(01)00369499330600(21)100000000004&lt;/tl:barcodeContent&gt;</text:p>
      <text:p text:style-name="P3"><text:s text:c="14"/>&lt;/tl:epcAttributes&gt;</text:p>
      <text:p text:style-name="P3"><text:s text:c="14"/>&lt;tl:plantLocationId&gt;0764973.00000.1&lt;/tl:plantLocationId&gt;</text:p>
      <text:p text:style-name="P3"><text:s text:c="14"/>&lt;tl:productionLineId&gt;LINE 5&lt;/tl:productionLineId&gt;</text:p>
      <text:p text:style-name="P3"><text:s text:c="14"/>&lt;tl:internalMaterialCode&gt;69499-329-15&lt;/tl:internalMaterialCode&gt;</text:p>
      <text:p text:style-name="P3"><text:s text:c="14"/>&lt;tl:packagingItemCode type="GTIN-14"&gt;00369499330600&lt;/tl:packagingItemCode&gt;</text:p>
      <text:p text:style-name="P3"><text:s text:c="14"/>&lt;tl:countryDrugCode type="US_NDC532"&gt;69499-329-15&lt;/tl:countryDrugCode&gt;</text:p>
      <text:p text:style-name="P3"><text:s text:c="12"/>&lt;/tl:commissionEventExtensions&gt;</text:p>
      <text:p text:style-name="P3"><text:s text:c="10"/>&lt;/ilmd&gt;</text:p>
      <text:p text:style-name="P3"><text:s text:c="8"/>&lt;/extension&gt;</text:p>
      <text:p text:style-name="P3">&lt;/ObjectEvent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_DdeLink__677_718724516"/><text:soft-page-break/>&lt;ObjectEvent&gt;</text:p>
      <text:p text:style-name="P5"><text:s text:c="8"/>&lt;eventTime&gt;<text:span text:style-name="T1">2018-01-</text:span><text:span text:style-name="T7">02</text:span><text:span text:style-name="T1">T23:01:45.050Z</text:span>&lt;/eventTime&gt;</text:p>
      <text:p text:style-name="P5"><text:s text:c="8"/>&lt;eventTimeZoneOffset&gt;+00:00&lt;/eventTimeZoneOffset&gt;</text:p>
      <text:p text:style-name="P5"><text:s text:c="8"/>&lt;epcList&gt;</text:p>
      <text:p text:style-name="P5"><text:s text:c="10"/>&lt;epc&gt;<text:span text:style-name="T2">urn:epc:id:sgtin:0369499.033060.100000000200</text:span>&lt;/epc&gt;</text:p>
      <text:p text:style-name="P5"><text:s text:c="8"/>&lt;/epcList&gt;</text:p>
      <text:p text:style-name="P5"><text:s text:c="8"/>&lt;action&gt;ADD&lt;/action&gt;</text:p>
      <text:p text:style-name="P5"><text:s text:c="8"/>&lt;bizStep&gt;urn:epcglobal:cbv:bizstep:<text:span text:style-name="T1">commissioning</text:span>&lt;/bizStep&gt;</text:p>
      <text:p text:style-name="P5"><text:s text:c="8"/>&lt;disposition&gt;urn:epcglobal:cbv:disp:active&lt;/disposition&gt;</text:p>
      <text:p text:style-name="P5"><text:s text:c="8"/>&lt;readPoint&gt;</text:p>
      <text:p text:style-name="P5"><text:s text:c="10"/>&lt;id&gt;urn:epc:id:sgln:0764973.00000.1&lt;/id&gt;</text:p>
      <text:p text:style-name="P5"><text:s text:c="8"/>&lt;/readPoint&gt;</text:p>
      <text:p text:style-name="P5"><text:s text:c="8"/>&lt;bizLocation&gt;</text:p>
      <text:p text:style-name="P5"><text:s text:c="10"/>&lt;id&gt;urn:epc:id:sgln:0764973.00000.1&lt;/id&gt;</text:p>
      <text:p text:style-name="P5"><text:s text:c="8"/>&lt;/bizLocation&gt;</text:p>
      <text:p text:style-name="P5"><text:s text:c="8"/>&lt;extension&gt;</text:p>
      <text:p text:style-name="P5"><text:s text:c="10"/>&lt;ilmd&gt;</text:p>
      <text:p text:style-name="P5"><text:s text:c="12"/>&lt;cbvmda:lotNumber&gt;<text:span text:style-name="T12">LOT_PROD_1</text:span>&lt;/cbvmda:lotNumber&gt;</text:p>
      <text:p text:style-name="P5"><text:s text:c="12"/>&lt;cbvmda:itemExpirationDate&gt;2018-01-31&lt;/cbvmda:itemExpirationDate&gt;</text:p>
      <text:p text:style-name="P5"><text:s text:c="12"/>&lt;tl:commissionEventExtensions&gt;</text:p>
      <text:p text:style-name="P5"><text:s text:c="14"/>&lt;tl:packagingLevel&gt;EA&lt;/tl:packagingLevel&gt;</text:p>
      <text:p text:style-name="P5"><text:s text:c="14"/>&lt;tl:epcAttributes epc="urn:epc:id:sgtin:0369499.033060.100000000004"&gt;</text:p>
      <text:p text:style-name="P5"><text:s text:c="16"/>&lt;tl:barcodeContent&gt;(01)00369499330600(21)100000000004&lt;/tl:barcodeContent&gt;</text:p>
      <text:p text:style-name="P5"><text:s text:c="14"/>&lt;/tl:epcAttributes&gt;</text:p>
      <text:p text:style-name="P5"><text:s text:c="14"/>&lt;tl:plantLocationId&gt;0764973.00000.1&lt;/tl:plantLocationId&gt;</text:p>
      <text:p text:style-name="P5"><text:s text:c="14"/>&lt;tl:productionLineId&gt;LINE 5&lt;/tl:productionLineId&gt;</text:p>
      <text:p text:style-name="P5"><text:s text:c="14"/>&lt;tl:internalMaterialCode&gt;69499-329-15&lt;/tl:internalMaterialCode&gt;</text:p>
      <text:p text:style-name="P5"><text:s text:c="14"/>&lt;tl:packagingItemCode type="GTIN-14"&gt;00369499330600&lt;/tl:packagingItemCode&gt;</text:p>
      <text:p text:style-name="P5"><text:s text:c="14"/>&lt;tl:countryDrugCode type="US_NDC532"&gt;69499-329-15&lt;/tl:countryDrugCode&gt;</text:p>
      <text:p text:style-name="P5"><text:s text:c="12"/>&lt;/tl:commissionEventExtensions&gt;</text:p>
      <text:p text:style-name="P5"><text:s text:c="10"/>&lt;/ilmd&gt;</text:p>
      <text:p text:style-name="P5"><text:s text:c="8"/>&lt;/extension&gt;</text:p>
      <text:p text:style-name="P5"><text:s text:c="6"/>&lt;/ObjectEvent&gt;<text:bookmark-end text:name="__DdeLink__677_718724516"/></text:p>
      <text:p text:style-name="P5"/>
      <text:p text:style-name="P5"/>
      <text:p text:style-name="P6">&lt;ObjectEvent&gt;</text:p>
      <text:p text:style-name="P6"><text:s text:c="8"/>&lt;eventTime&gt;2018-01-<text:span text:style-name="T15">03</text:span>T23:01:45.050Z&lt;/eventTime&gt;</text:p>
      <text:p text:style-name="P6"><text:s text:c="8"/>&lt;eventTimeZoneOffset&gt;+00:00&lt;/eventTimeZoneOffset&gt;</text:p>
      <text:p text:style-name="P6"><text:s text:c="8"/>&lt;epcList&gt;</text:p>
      <text:p text:style-name="P6"><text:s text:c="10"/>&lt;epc&gt;<text:span text:style-name="T2">urn:epc:id:sgtin:0369499.033060.1000000002</text:span><text:span text:style-name="T5">5</text:span><text:span text:style-name="T2">0</text:span>&lt;/epc&gt;</text:p>
      <text:p text:style-name="P6"><text:s text:c="8"/>&lt;/epcList&gt;</text:p>
      <text:p text:style-name="P6"><text:s text:c="8"/>&lt;action&gt;ADD&lt;/action&gt;</text:p>
      <text:p text:style-name="P6"><text:s text:c="8"/>&lt;bizStep&gt;urn:epcglobal:cbv:bizstep:<text:span text:style-name="T1">commissioning</text:span>&lt;/bizStep&gt;</text:p>
      <text:p text:style-name="P6"><text:s text:c="8"/>&lt;disposition&gt;urn:epcglobal:cbv:disp:active&lt;/disposition&gt;</text:p>
      <text:p text:style-name="P6"><text:s text:c="8"/>&lt;readPoint&gt;</text:p>
      <text:p text:style-name="P6"><text:s text:c="10"/>&lt;id&gt;urn:epc:id:sgln:0764973.00000.1&lt;/id&gt;</text:p>
      <text:p text:style-name="P6"><text:s text:c="8"/>&lt;/readPoint&gt;</text:p>
      <text:p text:style-name="P6"><text:s text:c="8"/>&lt;bizLocation&gt;</text:p>
      <text:p text:style-name="P6"><text:soft-page-break/><text:s text:c="10"/>&lt;id&gt;urn:epc:id:sgln:0764973.00000.1&lt;/id&gt;</text:p>
      <text:p text:style-name="P6"><text:s text:c="8"/>&lt;/bizLocation&gt;</text:p>
      <text:p text:style-name="P6"><text:s text:c="8"/>&lt;extension&gt;</text:p>
      <text:p text:style-name="P6"><text:s text:c="10"/>&lt;ilmd&gt;</text:p>
      <text:p text:style-name="P6"><text:s text:c="12"/>&lt;cbvmda:lotNumber&gt;<text:span text:style-name="T12">LOT_PROD_1</text:span>&lt;/cbvmda:lotNumber&gt;</text:p>
      <text:p text:style-name="P6"><text:s text:c="12"/>&lt;cbvmda:itemExpirationDate&gt;2018-01-31&lt;/cbvmda:itemExpirationDate&gt;</text:p>
      <text:p text:style-name="P6"><text:s text:c="12"/>&lt;tl:commissionEventExtensions&gt;</text:p>
      <text:p text:style-name="P6"><text:s text:c="14"/>&lt;tl:packagingLevel&gt;EA&lt;/tl:packagingLevel&gt;</text:p>
      <text:p text:style-name="P6"><text:s text:c="14"/>&lt;tl:epcAttributes epc="urn:epc:id:sgtin:0369499.033060.100000000004"&gt;</text:p>
      <text:p text:style-name="P6"><text:s text:c="16"/>&lt;tl:barcodeContent&gt;(01)00369499330600(21)100000000004&lt;/tl:barcodeContent&gt;</text:p>
      <text:p text:style-name="P6"><text:s text:c="14"/>&lt;/tl:epcAttributes&gt;</text:p>
      <text:p text:style-name="P6"><text:s text:c="14"/>&lt;tl:plantLocationId&gt;0764973.00000.1&lt;/tl:plantLocationId&gt;</text:p>
      <text:p text:style-name="P6"><text:s text:c="14"/>&lt;tl:productionLineId&gt;LINE 5&lt;/tl:productionLineId&gt;</text:p>
      <text:p text:style-name="P6"><text:s text:c="14"/>&lt;tl:internalMaterialCode&gt;69499-329-15&lt;/tl:internalMaterialCode&gt;</text:p>
      <text:p text:style-name="P6"><text:s text:c="14"/>&lt;tl:packagingItemCode type="GTIN-14"&gt;00369499330600&lt;/tl:packagingItemCode&gt;</text:p>
      <text:p text:style-name="P6"><text:s text:c="14"/>&lt;tl:countryDrugCode type="US_NDC532"&gt;69499-329-15&lt;/tl:countryDrugCode&gt;</text:p>
      <text:p text:style-name="P6"><text:s text:c="12"/>&lt;/tl:commissionEventExtensions&gt;</text:p>
      <text:p text:style-name="P6"><text:s text:c="10"/>&lt;/ilmd&gt;</text:p>
      <text:p text:style-name="P6"><text:s text:c="8"/>&lt;/extension&gt;</text:p>
      <text:p text:style-name="P6"><text:s text:c="6"/>&lt;/ObjectEvent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 text:c="6"/>&lt;AggregationEvent&gt;</text:p>
      <text:p text:style-name="P9"><text:s text:c="8"/>&lt;eventTime&gt;2018-01-<text:span text:style-name="T15">04</text:span>T23:09:48.444Z&lt;/eventTime&gt;</text:p>
      <text:p text:style-name="P9"><text:s text:c="8"/>&lt;eventTimeZoneOffset&gt;+00:00&lt;/eventTimeZoneOffset&gt;</text:p>
      <text:p text:style-name="P10"><text:s text:c="8"/>&lt;parentID&gt;<text:span text:style-name="T3">urn:epc:id:sscc:0346672.0000000010</text:span>&lt;/parentID&gt;</text:p>
      <text:p text:style-name="P9"><text:s text:c="8"/>&lt;childEPCs&gt;</text:p>
      <text:p text:style-name="P10"><text:s text:c="10"/>&lt;epc&gt;<text:span text:style-name="T2">urn:epc:id:sgtin:0369499.033060.100000000200</text:span>&lt;/epc&gt;</text:p>
      <text:p text:style-name="P9"><text:s text:c="8"/>&lt;/childEPCs&gt;</text:p>
      <text:p text:style-name="P9"><text:s text:c="8"/>&lt;action&gt;<text:span text:style-name="T1">ADD</text:span>&lt;/action&gt;</text:p>
      <text:p text:style-name="P9"><text:s text:c="8"/>&lt;bizStep&gt;urn:epcglobal:cbv:bizstep:<text:span text:style-name="T1">packing</text:span>&lt;/bizStep&gt;</text:p>
      <text:p text:style-name="P9"><text:s text:c="8"/>&lt;disposition&gt;urn:epcglobal:cbv:disp:in_progress&lt;/disposition&gt;</text:p>
      <text:p text:style-name="P9"><text:s text:c="8"/>&lt;readPoint&gt;</text:p>
      <text:p text:style-name="P9"><text:s text:c="10"/>&lt;id&gt;urn:epc:id:sgln:0764973.00000.1&lt;/id&gt;</text:p>
      <text:p text:style-name="P9"><text:s text:c="8"/>&lt;/readPoint&gt;</text:p>
      <text:p text:style-name="P9"><text:soft-page-break/><text:s text:c="8"/>&lt;bizLocation&gt;</text:p>
      <text:p text:style-name="P9"><text:s text:c="10"/>&lt;id&gt;urn:epc:id:sgln:0764973.00000.1&lt;/id&gt;</text:p>
      <text:p text:style-name="P9"><text:s text:c="8"/>&lt;/bizLocation&gt;</text:p>
      <text:p text:style-name="P9"><text:s text:c="8"/>&lt;tl:aggregationEventExtensions&gt;</text:p>
      <text:p text:style-name="P9"><text:s text:c="10"/>&lt;tl:quantity&gt;5&lt;/tl:quantity&gt;</text:p>
      <text:p text:style-name="P9"><text:s text:c="8"/>&lt;/tl:aggregationEventExtensions&gt;</text:p>
      <text:p text:style-name="P9"><text:s text:c="6"/>&lt;/AggregationEvent&gt;</text:p>
      <text:p text:style-name="P9"/>
      <text:p text:style-name="P9"/>
      <text:p text:style-name="P12"><text:s text:c="6"/>&lt;AggregationEvent&gt;</text:p>
      <text:p text:style-name="P12"><text:s text:c="8"/>&lt;eventTime&gt;2018-01-<text:span text:style-name="T15">05</text:span>T23:09:48.444Z&lt;/eventTime&gt;</text:p>
      <text:p text:style-name="P12"><text:s text:c="8"/>&lt;eventTimeZoneOffset&gt;+00:00&lt;/eventTimeZoneOffset&gt;</text:p>
      <text:p text:style-name="P12"><text:s text:c="8"/>&lt;parentID&gt;<text:span text:style-name="T3">urn:epc:id:sscc:0346672.0000000010</text:span>&lt;/parentID&gt;</text:p>
      <text:p text:style-name="P12"><text:s text:c="8"/>&lt;childEPCs&gt;</text:p>
      <text:p text:style-name="P12"><text:s text:c="10"/>&lt;epc&gt;<text:bookmark-start text:name="__DdeLink__696_718724516"/><text:span text:style-name="T2">urn:epc:id:sgtin:0369499.033060.1000000002</text:span><text:span text:style-name="T6">5</text:span><text:span text:style-name="T2">0</text:span><text:bookmark-end text:name="__DdeLink__696_718724516"/>&lt;/epc&gt;</text:p>
      <text:p text:style-name="P12"><text:s text:c="8"/>&lt;/childEPCs&gt;</text:p>
      <text:p text:style-name="P12"><text:s text:c="8"/>&lt;action&gt;<text:span text:style-name="T1">ADD</text:span>&lt;/action&gt;</text:p>
      <text:p text:style-name="P12"><text:s text:c="8"/>&lt;bizStep&gt;urn:epcglobal:cbv:bizstep:<text:span text:style-name="T1">packing</text:span>&lt;/bizStep&gt;</text:p>
      <text:p text:style-name="P12"><text:s text:c="8"/>&lt;disposition&gt;urn:epcglobal:cbv:disp:in_progress&lt;/disposition&gt;</text:p>
      <text:p text:style-name="P12"><text:s text:c="8"/>&lt;readPoint&gt;</text:p>
      <text:p text:style-name="P12"><text:s text:c="10"/>&lt;id&gt;urn:epc:id:sgln:0764973.00000.1&lt;/id&gt;</text:p>
      <text:p text:style-name="P12"><text:s text:c="8"/>&lt;/readPoint&gt;</text:p>
      <text:p text:style-name="P12"><text:s text:c="8"/>&lt;bizLocation&gt;</text:p>
      <text:p text:style-name="P12"><text:s text:c="10"/>&lt;id&gt;urn:epc:id:sgln:0764973.00000.1&lt;/id&gt;</text:p>
      <text:p text:style-name="P12"><text:s text:c="8"/>&lt;/bizLocation&gt;</text:p>
      <text:p text:style-name="P12"><text:s text:c="8"/>&lt;tl:aggregationEventExtensions&gt;</text:p>
      <text:p text:style-name="P12"><text:s text:c="10"/>&lt;tl:quantity&gt;5&lt;/tl:quantity&gt;</text:p>
      <text:p text:style-name="P12"><text:s text:c="8"/>&lt;/tl:aggregationEventExtensions&gt;</text:p>
      <text:p text:style-name="P12"><text:s text:c="6"/>&lt;/AggregationEvent&gt;</text:p>
      <text:p text:style-name="P1"/>
      <text:p text:style-name="P1"/>
      <text:p text:style-name="P1"/>
      <text:p text:style-name="P1"/>
      <text:p text:style-name="P1"/>
      <text:p text:style-name="P14"><text:s text:c="6"/><text:span text:style-name="T13">&lt;ObjectEvent&gt;</text:span></text:p>
      <text:p text:style-name="P15"><text:s text:c="8"/>&lt;eventTime&gt;2018-01-<text:span text:style-name="T15">06</text:span>T03:16:16.000Z&lt;/eventTime&gt;</text:p>
      <text:p text:style-name="P15"><text:s text:c="8"/>&lt;eventTimeZoneOffset&gt;+00:00&lt;/eventTimeZoneOffset&gt;</text:p>
      <text:p text:style-name="P16"><text:s text:c="8"/>&lt;epcList&gt;</text:p>
      <text:p text:style-name="P17"><text:s text:c="10"/>&lt;epc&gt;<text:span text:style-name="T11">urn:epc:id:sscc:0346672.0000000010</text:span>&lt;/epc&gt;</text:p>
      <text:p text:style-name="P16"><text:s text:c="8"/>&lt;/epcList&gt;</text:p>
      <text:p text:style-name="P15"><text:s text:c="8"/>&lt;action&gt;OBSERVE&lt;/action&gt;</text:p>
      <text:p text:style-name="P15"><text:s text:c="8"/>&lt;bizStep&gt;<text:span text:style-name="T1">urn:epcglobal:cbv:bizstep:shipping</text:span>&lt;/bizStep&gt;</text:p>
      <text:p text:style-name="P15"><text:s text:c="8"/>&lt;disposition&gt;urn:epcglobal:cbv:disp:in_transit&lt;/disposition&gt;</text:p>
      <text:p text:style-name="P15"><text:s text:c="8"/>&lt;readPoint&gt;</text:p>
      <text:p text:style-name="P15"><text:s text:c="10"/>&lt;id&gt;urn:epc:id:sgln:0764973.00000.1&lt;/id&gt;</text:p>
      <text:p text:style-name="P15"><text:s text:c="8"/>&lt;/readPoint&gt;</text:p>
      <text:p text:style-name="P15"><text:s text:c="8"/>&lt;bizTransactionList&gt;</text:p>
      <text:p text:style-name="P15"><text:s text:c="10"/>&lt;bizTransaction type="urn:epcglobal:cbv:btt:po"&gt;urn:epcglobal:cbv:bt:0369499000008:UAT10&lt;/bizTransaction&gt;</text:p>
      <text:p text:style-name="P15"><text:soft-page-break/><text:s text:c="10"/>&lt;bizTransaction type="urn:epcglobal:cbv:btt:desadv"&gt;urn:epcglobal:cbv:bt:0764973000008:SOLUAT10&lt;/bizTransaction&gt;</text:p>
      <text:p text:style-name="P15"><text:s text:c="8"/>&lt;/bizTransactionList&gt;</text:p>
      <text:p text:style-name="P15"><text:s text:c="8"/>&lt;extension&gt;</text:p>
      <text:p text:style-name="P15"><text:s text:c="10"/>&lt;sourceList&gt;</text:p>
      <text:p text:style-name="P16"><text:s text:c="12"/>&lt;source type="urn:epcglobal:cbv:sdt:owning_party"&gt;urn:epc:id:sgln:0764973.00000.0&lt;/source&gt;</text:p>
      <text:p text:style-name="P16"><text:s text:c="12"/>&lt;source type="urn:epcglobal:cbv:sdt:location"&gt;urn:epc:id:sgln:0764973.00000.1&lt;/source&gt;</text:p>
      <text:p text:style-name="P15"><text:s text:c="10"/>&lt;/sourceList&gt;</text:p>
      <text:p text:style-name="P15"><text:s text:c="10"/>&lt;destinationList&gt;</text:p>
      <text:p text:style-name="P16"><text:s text:c="12"/>&lt;destination type="urn:epcglobal:cbv:sdt:owning_party"&gt;urn:epc:id:gln:0369499000008&lt;/destination&gt;</text:p>
      <text:p text:style-name="P16"><text:s text:c="12"/>&lt;destination type="urn:epcglobal:cbv:sdt:location"&gt;urn:epc:id:sgln:0369499.00000.1&lt;/destination&gt;</text:p>
      <text:p text:style-name="P15"><text:s text:c="10"/>&lt;/destinationList&gt;</text:p>
      <text:p text:style-name="P15"><text:s text:c="8"/>&lt;/extension&gt;</text:p>
      <text:p text:style-name="P15"><text:s text:c="8"/>&lt;tl:shippingEventExtensions&gt;</text:p>
      <text:p text:style-name="P15"><text:s text:c="10"/>&lt;tl:transactionDate&gt;2018-01-11&lt;/tl:transactionDate&gt;</text:p>
      <text:p text:style-name="P15"><text:s text:c="10"/>&lt;tl:shipToCountryCode&gt;US&lt;/tl:shipToCountryCode&gt;</text:p>
      <text:p text:style-name="P15"><text:s text:c="10"/>&lt;tl:shipFromCountryCode&gt;US&lt;/tl:shipFromCountryCode&gt;</text:p>
      <text:p text:style-name="P15"><text:s text:c="10"/>&lt;tl:salesDistributionType&gt;INCOUNTRYTRANSFER&lt;/tl:salesDistributionType&gt;</text:p>
      <text:p text:style-name="P15"><text:s text:c="10"/>&lt;tl:dropShipmentIndicator&gt;false&lt;/tl:dropShipmentIndicator&gt;</text:p>
      <text:p text:style-name="P15"><text:s text:c="10"/>&lt;tl:warehouseOperatorName&gt;Henry Jones&lt;/tl:warehouseOperatorName&gt;</text:p>
      <text:p text:style-name="P15"><text:s text:c="8"/>&lt;/tl:shippingEventExtensions&gt;</text:p>
      <text:p text:style-name="P15"><text:s text:c="6"/>&lt;/ObjectEvent&gt;</text:p>
      <text:p text:style-name="P15"/>
      <text:p text:style-name="P15"/>
      <text:p text:style-name="P15"/>
      <text:p text:style-name="P15"/>
      <text:p text:style-name="P7">&lt;ObjectEvent&gt;</text:p>
      <text:p text:style-name="P7"><text:s text:c="8"/>&lt;eventTime&gt;2018-01-<text:span text:style-name="T15">07</text:span>T23:01:45.050Z&lt;/eventTime&gt;</text:p>
      <text:p text:style-name="P7"><text:s text:c="8"/>&lt;eventTimeZoneOffset&gt;+00:00&lt;/eventTimeZoneOffset&gt;</text:p>
      <text:p text:style-name="P7"><text:s text:c="8"/>&lt;epcList&gt;</text:p>
      <text:p text:style-name="P7"><text:s text:c="10"/>&lt;epc&gt;<text:span text:style-name="T9">urn:epc:id:sscc:0346672.0000000</text:span><text:span text:style-name="T10">111</text:span>&lt;/epc&gt;</text:p>
      <text:p text:style-name="P7"><text:s text:c="8"/>&lt;/epcList&gt;</text:p>
      <text:p text:style-name="P7"><text:s text:c="8"/>&lt;action&gt;ADD&lt;/action&gt;</text:p>
      <text:p text:style-name="P7"><text:s text:c="8"/>&lt;bizStep&gt;urn:epcglobal:cbv:bizstep:commissioning&lt;/bizStep&gt;</text:p>
      <text:p text:style-name="P7"><text:s text:c="8"/>&lt;disposition&gt;urn:epcglobal:cbv:disp:active&lt;/disposition&gt;</text:p>
      <text:p text:style-name="P7"><text:s text:c="8"/>&lt;readPoint&gt;</text:p>
      <text:p text:style-name="P7"><text:s text:c="10"/>&lt;id&gt;urn:epc:id:sgln:0764973.00000.1&lt;/id&gt;</text:p>
      <text:p text:style-name="P7"><text:s text:c="8"/>&lt;/readPoint&gt;</text:p>
      <text:p text:style-name="P7"><text:s text:c="8"/>&lt;bizLocation&gt;</text:p>
      <text:p text:style-name="P7"><text:s text:c="10"/>&lt;id&gt;urn:epc:id:sgln:0764973.00000.1&lt;/id&gt;</text:p>
      <text:p text:style-name="P7"><text:s text:c="8"/>&lt;/bizLocation&gt;</text:p>
      <text:p text:style-name="P7"><text:s text:c="8"/>&lt;extension&gt;</text:p>
      <text:p text:style-name="P7"><text:s text:c="10"/>&lt;ilmd&gt;</text:p>
      <text:p text:style-name="P7"><text:s text:c="12"/>&lt;cbvmda:lotNumber&gt;LOT_PROD_1&lt;/cbvmda:lotNumber&gt;</text:p>
      <text:p text:style-name="P7"><text:s text:c="12"/>&lt;cbvmda:itemExpirationDate&gt;2018-01-31&lt;/cbvmda:itemExpirationDate&gt;</text:p>
      <text:p text:style-name="P7"><text:s text:c="12"/>&lt;tl:commissionEventExtensions&gt;</text:p>
      <text:p text:style-name="P7"><text:s text:c="14"/>&lt;tl:packagingLevel&gt;EA&lt;/tl:packagingLevel&gt;</text:p>
      <text:p text:style-name="P7"><text:s text:c="14"/>&lt;tl:epcAttributes epc="urn:epc:id:sgtin:0369499.033060.100000000004"&gt;</text:p>
      <text:p text:style-name="P7"><text:soft-page-break/><text:s text:c="16"/>&lt;tl:barcodeContent&gt;(01)00369499330600(21)100000000004&lt;/tl:barcodeContent&gt;</text:p>
      <text:p text:style-name="P7"><text:s text:c="14"/>&lt;/tl:epcAttributes&gt;</text:p>
      <text:p text:style-name="P7"><text:s text:c="14"/>&lt;tl:plantLocationId&gt;0764973.00000.1&lt;/tl:plantLocationId&gt;</text:p>
      <text:p text:style-name="P7"><text:s text:c="14"/>&lt;tl:productionLineId&gt;LINE 5&lt;/tl:productionLineId&gt;</text:p>
      <text:p text:style-name="P7"><text:s text:c="14"/>&lt;tl:internalMaterialCode&gt;69499-329-15&lt;/tl:internalMaterialCode&gt;</text:p>
      <text:p text:style-name="P7"><text:s text:c="14"/>&lt;tl:packagingItemCode type="GTIN-14"&gt;00369499330600&lt;/tl:packagingItemCode&gt;</text:p>
      <text:p text:style-name="P7"><text:s text:c="14"/>&lt;tl:countryDrugCode type="US_NDC532"&gt;69499-329-15&lt;/tl:countryDrugCode&gt;</text:p>
      <text:p text:style-name="P7"><text:s text:c="12"/>&lt;/tl:commissionEventExtensions&gt;</text:p>
      <text:p text:style-name="P7"><text:s text:c="10"/>&lt;/ilmd&gt;</text:p>
      <text:p text:style-name="P7"><text:s text:c="8"/>&lt;/extension&gt;</text:p>
      <text:p text:style-name="P7">&lt;/ObjectEvent&gt;</text:p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1"><text:s text:c="6"/>&lt;AggregationEvent&gt;</text:p>
      <text:p text:style-name="P11"><text:s text:c="8"/>&lt;eventTime&gt;2018-01-<text:span text:style-name="T15">08</text:span>T23:09:48.444Z&lt;/eventTime&gt;</text:p>
      <text:p text:style-name="P11"><text:s text:c="8"/>&lt;eventTimeZoneOffset&gt;+00:00&lt;/eventTimeZoneOffset&gt;</text:p>
      <text:p text:style-name="P11"><text:s text:c="8"/>&lt;parentID&gt;<text:span text:style-name="T3">urn:epc:id:sscc:0346672.0000000010</text:span>&lt;/parentID&gt;</text:p>
      <text:p text:style-name="P11"><text:s text:c="8"/>&lt;childEPCs&gt;</text:p>
      <text:p text:style-name="P13"><text:s text:c="10"/>&lt;epc&gt;<text:span text:style-name="T2">urn:epc:id:sgtin:0369499.033060.100000000200</text:span>&lt;/epc&gt;</text:p>
      <text:p text:style-name="P13"><text:tab/><text:tab/>&lt;epc&gt;<text:span text:style-name="T2">urn:epc:id:sgtin:0369499.033060.1000000002</text:span><text:span text:style-name="T6">5</text:span><text:span text:style-name="T2">0</text:span>&lt;/epc&gt;</text:p>
      <text:p text:style-name="P11"><text:s text:c="8"/>&lt;/childEPCs&gt;</text:p>
      <text:p text:style-name="P11"><text:s text:c="8"/>&lt;action&gt;<text:span text:style-name="T4">DELETE</text:span>&lt;/action&gt;</text:p>
      <text:p text:style-name="P11"><text:s text:c="8"/>&lt;bizStep&gt;urn:epcglobal:cbv:bizstep:<text:span text:style-name="T1">packing</text:span>&lt;/bizStep&gt;</text:p>
      <text:p text:style-name="P11"><text:s text:c="8"/>&lt;disposition&gt;urn:epcglobal:cbv:disp:in_progress&lt;/disposition&gt;</text:p>
      <text:p text:style-name="P11"><text:s text:c="8"/>&lt;readPoint&gt;</text:p>
      <text:p text:style-name="P11"><text:s text:c="10"/>&lt;id&gt;urn:epc:id:sgln:0764973.00000.1&lt;/id&gt;</text:p>
      <text:p text:style-name="P11"><text:s text:c="8"/>&lt;/readPoint&gt;</text:p>
      <text:p text:style-name="P11"><text:s text:c="8"/>&lt;bizLocation&gt;</text:p>
      <text:p text:style-name="P11"><text:s text:c="10"/>&lt;id&gt;urn:epc:id:sgln:0764973.00000.1&lt;/id&gt;</text:p>
      <text:p text:style-name="P11"><text:s text:c="8"/>&lt;/bizLocation&gt;</text:p>
      <text:p text:style-name="P11"><text:s text:c="8"/>&lt;tl:aggregationEventExtensions&gt;</text:p>
      <text:p text:style-name="P11"><text:s text:c="10"/>&lt;tl:quantity&gt;5&lt;/tl:quantity&gt;</text:p>
      <text:p text:style-name="P11"><text:s text:c="8"/>&lt;/tl:aggregationEventExtensions&gt;</text:p>
      <text:p text:style-name="P11"><text:s text:c="6"/>&lt;/AggregationEvent&gt;</text:p>
      <text:p text:style-name="P11"/>
      <text:p text:style-name="P11"/>
      <text:p text:style-name="P11"/>
      <text:p text:style-name="P11"><text:s text:c="6"/>&lt;AggregationEvent&gt;</text:p>
      <text:p text:style-name="P11"><text:s text:c="8"/>&lt;eventTime&gt;2018-01-<text:span text:style-name="T15">09</text:span>T23:09:48.444Z&lt;/eventTime&gt;</text:p>
      <text:p text:style-name="P11"><text:s text:c="8"/>&lt;eventTimeZoneOffset&gt;+00:00&lt;/eventTimeZoneOffset&gt;</text:p>
      <text:p text:style-name="P11"><text:s text:c="8"/>&lt;parentID&gt;<text:bookmark-start text:name="__DdeLink__683_718724516"/><text:span text:style-name="T3">urn:epc:id:sscc:0346672.0000000</text:span><text:span text:style-name="T4">111</text:span><text:bookmark-end text:name="__DdeLink__683_718724516"/>&lt;/parentID&gt;</text:p>
      <text:p text:style-name="P11"><text:s text:c="8"/>&lt;childEPCs&gt;</text:p>
      <text:p text:style-name="P11"><text:s text:c="10"/>&lt;epc&gt;<text:span text:style-name="T2">urn:epc:id:sgtin:0369499.033060.100000000200</text:span>&lt;/epc&gt;</text:p>
      <text:p text:style-name="P11"><text:soft-page-break/><text:tab/> <text:s text:c="3"/>&lt;epc&gt;<text:span text:style-name="T2">urn:epc:id:sgtin:0369499.033060.100000000</text:span><text:span text:style-name="T4">25</text:span><text:span text:style-name="T2">0</text:span>&lt;/epc&gt;</text:p>
      <text:p text:style-name="P11"><text:s text:c="8"/>&lt;/childEPCs&gt;</text:p>
      <text:p text:style-name="P11"><text:s text:c="8"/>&lt;action&gt;<text:span text:style-name="T1">ADD</text:span>&lt;/action&gt;</text:p>
      <text:p text:style-name="P11"><text:s text:c="8"/>&lt;bizStep&gt;urn:epcglobal:cbv:bizstep:<text:span text:style-name="T1">packing</text:span>&lt;/bizStep&gt;</text:p>
      <text:p text:style-name="P11"><text:s text:c="8"/>&lt;disposition&gt;urn:epcglobal:cbv:disp:in_progress&lt;/disposition&gt;</text:p>
      <text:p text:style-name="P11"><text:s text:c="8"/>&lt;readPoint&gt;</text:p>
      <text:p text:style-name="P11"><text:s text:c="10"/>&lt;id&gt;urn:epc:id:sgln:0764973.00000.1&lt;/id&gt;</text:p>
      <text:p text:style-name="P11"><text:s text:c="8"/>&lt;/readPoint&gt;</text:p>
      <text:p text:style-name="P11"><text:s text:c="8"/>&lt;bizLocation&gt;</text:p>
      <text:p text:style-name="P11"><text:s text:c="10"/>&lt;id&gt;urn:epc:id:sgln:0764973.00000.1&lt;/id&gt;</text:p>
      <text:p text:style-name="P11"><text:s text:c="8"/>&lt;/bizLocation&gt;</text:p>
      <text:p text:style-name="P11"><text:s text:c="8"/>&lt;tl:aggregationEventExtensions&gt;</text:p>
      <text:p text:style-name="P11"><text:s text:c="10"/>&lt;tl:quantity&gt;5&lt;/tl:quantity&gt;</text:p>
      <text:p text:style-name="P11"><text:s text:c="8"/>&lt;/tl:aggregationEventExtensions&gt;</text:p>
      <text:p text:style-name="P11"><text:s text:c="6"/>&lt;/AggregationEvent&gt;</text:p>
      <text:p text:style-name="P11"/>
      <text:p text:style-name="P11"/>
      <text:p text:style-name="P11"/>
      <text:p text:style-name="P11"/>
      <text:p text:style-name="P11"/>
      <text:p text:style-name="P11"/>
      <text:p text:style-name="P18"><text:tab/>&lt;ObjectEvent&gt;</text:p>
      <text:p text:style-name="P18"><text:tab/><text:tab/>&lt;eventTime&gt;2016-05-<text:span text:style-name="T15">10</text:span>T14:58:56.591Z&lt;/eventTime&gt;</text:p>
      <text:p text:style-name="P18"><text:tab/><text:tab/>&lt;eventTimeZoneOffset&gt;+02:00&lt;/eventTimeZoneOffset&gt;</text:p>
      <text:p text:style-name="P18"><text:tab/><text:tab/>&lt;epcList&gt;</text:p>
      <text:p text:style-name="P18"><text:tab/><text:tab/><text:tab/>&lt;epc&gt;<text:span text:style-name="T8">urn:epc:id:sscc:0346672.0000000010</text:span>&lt;/epc&gt;</text:p>
      <text:p text:style-name="P18"><text:tab/><text:tab/>&lt;/epcList&gt;</text:p>
      <text:p text:style-name="P18"><text:tab/><text:tab/>&lt;action&gt;<text:span text:style-name="T1">DELETE</text:span>&lt;/action&gt;</text:p>
      <text:p text:style-name="P18"><text:tab/><text:tab/>&lt;bizStep&gt;<text:span text:style-name="T1">urn:epcglobal:cbv:bizstep:destroying</text:span>&lt;/bizStep&gt;</text:p>
      <text:p text:style-name="P18"><text:tab/><text:tab/>&lt;readPoint&gt;</text:p>
      <text:p text:style-name="P18"><text:tab/><text:tab/><text:tab/>&lt;id&gt;urn:epc:id:sgln:4054738.99901.1&lt;/id&gt;</text:p>
      <text:p text:style-name="P18"><text:tab/><text:tab/>&lt;/readPoint&gt;</text:p>
      <text:p text:style-name="P18"><text:tab/>&lt;/ObjectEvent&gt;</text:p>
      <text:p text:style-name="P11"/>
      <text:p text:style-name="P11"/>
      <text:p text:style-name="P1"><text:s text:c="4"/>&lt;/EventList&gt;</text:p>
      <text:p text:style-name="P1"><text:s text:c="2"/>&lt;/EPCISBody&gt;</text:p>
      <text:p text:style-name="P1">&lt;/epcis:EPCISDocument&gt;<text:bookmark-end text:name="__DdeLink__702_718724516"/><text:bookmark-end text:name="__DdeLink__694_718724516"/><text:bookmark-end text:name="__DdeLink__681_7187245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9:53:12.773630287</meta:creation-date>
    <dc:date>2018-11-27T14:43:59.522338575</dc:date>
    <meta:editing-duration>PT19H3M4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9" meta:paragraph-count="348" meta:word-count="427" meta:character-count="16705" meta:non-whitespace-character-count="13362"/>
  </office:meta>
</office:document-meta>
</file>